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text-properties style:font-name="Calibri" fo:font-weight="bold" style:font-name-asian="Calibri1" style:font-weight-asian="bold" style:font-name-complex="Calibri1"/>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text-align="justify" style:justify-single-word="false" fo:text-indent="0.5in" style:auto-text-indent="false"/>
      <style:text-properties style:font-name="Calibri" style:font-name-asian="Calibri1" style:font-name-complex="Calibri1"/>
    </style:style>
    <style:style style:name="P4" style:family="paragraph" style:parent-style-name="Standard">
      <style:paragraph-properties fo:margin-left="0in" fo:margin-right="0in" fo:text-align="justify" style:justify-single-word="false" fo:text-indent="0.5in" style:auto-text-indent="false"/>
    </style:style>
    <style:style style:name="P5" style:family="paragraph" style:parent-style-name="Standard" style:master-page-name="Standard">
      <style:paragraph-properties fo:margin-left="0in" fo:margin-right="0in" fo:text-align="justify" style:justify-single-word="false" fo:text-indent="0.5in" style:auto-text-indent="false" style:page-number="1"/>
      <style:text-properties style:font-name="Calibri" style:font-name-asian="Calibri1" style:font-name-complex="Calibri1"/>
    </style:style>
    <style:style style:name="P6" style:family="paragraph" style:parent-style-name="Standard">
      <style:paragraph-properties fo:margin-left="-0.1965in" fo:margin-right="0in" fo:text-align="justify" style:justify-single-word="false" fo:text-indent="0.5in" style:auto-text-indent="false"/>
      <style:text-properties style:font-name="Calibri" style:font-name-asian="Calibri1" style:font-name-complex="Calibri1"/>
    </style:style>
    <style:style style:name="T1" style:family="text">
      <style:text-properties style:font-name="Calibri" fo:font-weight="bold" style:font-name-asian="Calibri1" style:font-weight-asian="bold" style:font-name-complex="Calibri1"/>
    </style:style>
    <style:style style:name="T2" style:family="text">
      <style:text-properties style:font-name="Calibri" style:font-name-asian="Calibri1" style:font-name-complex="Calibri1"/>
    </style:style>
    <style:style style:name="T3" style:family="text">
      <style:text-properties style:font-name="Calibri" fo:font-style="italic" style:font-name-asian="Calibri1" style:font-style-asian="italic" style:font-name-complex="Calibri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text:span text:style-name="T1">Les marmottes au sommeil léger</text:span></text:p>
      <text:p text:style-name="P1"/>
      <text:p text:style-name="P4"><text:span text:style-name="T2">Des marmottes au sommeil léger doivent construire un terrier pour l’hiver : à chaque extrémité de couloir, on ne peut creuser que 2 nouveaux couloirs, les marmottes ne peuvent dormir qu’à l’extrémité d’un couloir et chaque marmotte doit sortir un certain nombre de fois. Comment disposer le terrier pour avoir le moins de déplacements de marmottes?</text:span></text:p>
      <text:p text:style-name="P4"><text:span text:style-name="T2">Nous avons vu que la meilleure façon de concevoir le terrier est d’utiliser </text:span><text:span text:style-name="T1">l’algorithme de Huffman</text:span><text:span text:style-name="T2">, en regroupant à chaque étape les marmottes qui se déplacent le moins souvent. Si on remplace les marmottes par des lettres, les nombres de déplacements par leur fréquence dans un texte, et la structure du terrier par un code, on obtient une façon de </text:span><text:span text:style-name="T1">compresser</text:span><text:span text:style-name="T2"> des fichiers. C’est cette technique qui est utilisée pour réduire la taille de textes, images, sons… Sur un roman comme </text:span><text:span text:style-name="T3">Vingt milles lieues sous les mers</text:span><text:span text:style-name="T2">, on peut gagner 65% de taille par exemple.</text:span></text:p>
      <text:p text:style-name="P3"/>
      <text:p text:style-name="P2"><text:span text:style-name="T1">Les marmottes au sommeil léger</text:span></text:p>
      <text:p text:style-name="P1"/>
      <text:p text:style-name="P4"><text:span text:style-name="T2">Des marmottes au sommeil léger doivent construire un terrier pour l’hiver : à chaque extrémité de couloir, on ne peut creuser que 2 nouveaux couloirs, les marmottes ne peuvent dormir qu’à l’extrémité d’un couloir et chaque marmotte doit sortir un certain nombre de fois. Comment disposer le terrier pour avoir le moins de déplacements de marmottes?</text:span></text:p>
      <text:p text:style-name="P4"><text:span text:style-name="T2">Nous avons vu que la meilleure façon de concevoir le terrier est d’utiliser </text:span><text:span text:style-name="T1">l’algorithme de Huffman</text:span><text:span text:style-name="T2">, en regroupant à chaque étape les marmottes qui se déplacent le moins souvent. Si on remplace les marmottes par des lettres, les nombres de déplacements par leur fréquence dans un texte, et la structure du terrier par un code, on obtient une façon de </text:span><text:span text:style-name="T1">compresser</text:span><text:span text:style-name="T2"> des fichiers. C’est cette technique qui est utilisée pour réduire la taille de textes, images, sons… Sur un roman comme </text:span><text:span text:style-name="T3">Vingt milles lieues sous les mers</text:span><text:span text:style-name="T2">, on peut gagner 65% de taille par exemple.</text:span></text:p>
      <text:p text:style-name="P6"/>
      <text:p text:style-name="P3"/>
      <text:p text:style-name="P2"><text:span text:style-name="T1">Les marmottes au sommeil léger</text:span></text:p>
      <text:p text:style-name="P1"/>
      <text:p text:style-name="P4"><text:span text:style-name="T2">Des marmottes au sommeil léger doivent construire un terrier pour l’hiver : à chaque extrémité de couloir, on ne peut creuser que 2 nouveaux couloirs, les marmottes ne peuvent dormir qu’à l’extrémité d’un couloir et chaque marmotte doit sortir un certain nombre de fois. Comment disposer le terrier pour avoir le moins de déplacements de marmottes?</text:span></text:p>
      <text:p text:style-name="P4"><text:span text:style-name="T2">Nous avons vu que la meilleure façon de concevoir le terrier est d’utiliser </text:span><text:span text:style-name="T1">l’algorithme de Huffman</text:span><text:span text:style-name="T2">, en regroupant à chaque étape les marmottes qui se déplacent le moins souvent. Si on remplace les marmottes par des lettres, les nombres de déplacements par leur fréquence dans un texte, et la structure du terrier par un code, on obtient une façon de </text:span><text:span text:style-name="T1">compresser</text:span><text:span text:style-name="T2"> des fichiers. C’est cette technique qui est utilisée pour réduire la taille de textes, images, sons… Sur un roman comme</text:span><text:span text:style-name="T3"> Vingt milles lieues sous les mers</text:span><text:span text:style-name="T2">, on peut gagner 65% de taille par exemple.</text:span></text:p>
      <text:p text:style-name="P3"/>
      <text:p text:style-name="P3"/>
      <text:p text:style-name="P2"><text:span text:style-name="T1">Les marmottes au sommeil léger</text:span></text:p>
      <text:p text:style-name="P1"/>
      <text:p text:style-name="P4"><text:span text:style-name="T2">Des marmottes au sommeil léger doivent construire un terrier pour l’hiver : à chaque extrémité de couloir, on ne peut creuser que 2 nouveaux couloirs, les marmottes ne peuvent dormir qu’à l’extrémité d’un couloir et chaque marmotte doit sortir un certain nombre de fois. Comment disposer le terrier pour avoir le moins de déplacements de marmottes?</text:span></text:p>
      <text:p text:style-name="P4"><text:span text:style-name="T2">Nous avons vu que la meilleure façon de concevoir le terrier est d’utiliser </text:span><text:span text:style-name="T1">l’algorithme de Huffman</text:span><text:span text:style-name="T2">, en regroupant à chaque étape les marmottes qui se déplacent le moins souvent. Si on remplace les marmottes par des lettres, les nombres de déplacements par leur fréquence dans un texte, et la structure du terrier par un code, on obtient une façon de </text:span><text:span text:style-name="T1">compresser</text:span><text:span text:style-name="T2"> des fichiers. C’est cette technique qui est utilisée pour réduire la taille de textes, images, sons… Sur un roman comme</text:span><text:span text:style-name="T3"> Vingt milles lieues sous les mers</text:span><text:span text:style-name="T2">, on peut gagner 65% de taille par exe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098in" fo:margin-bottom="0.2791in" fo:margin-left="0.5902in" fo:margin-right="0.4972in" style:writing-mode="lr-tb" style:layout-grid-color="#c0c0c0" style:layout-grid-lines="2874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624" meta:character-count="3744" meta:non-whitespace-character-count="3132"/>
    <meta:generator>LibreOfficeDev/6.0.5.2$Linux_X86_64 LibreOffice_project/</meta:generator>
  </office:meta>
</office:document-meta>
</file>